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a5ea" officeooo:paragraph-rsid="0000a5ea"/>
    </style:style>
    <style:style style:name="P2" style:family="paragraph" style:parent-style-name="Standard">
      <style:text-properties style:font-name="Arial" officeooo:paragraph-rsid="0000a5ea"/>
    </style:style>
    <style:style style:name="P3" style:family="paragraph" style:parent-style-name="Text_20_body">
      <style:text-properties style:font-name="Arial"/>
    </style:style>
    <style:style style:name="P4" style:family="paragraph" style:parent-style-name="Text_20_body">
      <style:text-properties style:font-name="Arial" fo:font-weight="bold" style:font-weight-asian="bold" style:font-weight-complex="bold"/>
    </style:style>
    <style:style style:name="T1" style:family="text">
      <style:text-properties officeooo:rsid="0000a5ea"/>
    </style:style>
    <style:style style:name="T2" style:family="text">
      <style:text-properties fo:color="#ff4000"/>
    </style:style>
    <style:style style:name="T3" style:family="text">
      <style:text-properties fo:font-weight="bold" officeooo:rsid="0000a5ea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Use full Commands :</text:span><text:span text:style-name="T1"><text:line-break/><text:line-break/></text:span><text:span text:style-name="T2">IN API project terminal<text:line-break/></text:span></text:p>
      <text:p text:style-name="P4">Migration: </text:p>
      <text:p text:style-name="P3">dotnet ef migrations add InitialCreate --project ../HelpDesk.Data --startup-project .</text:p>
      <text:p text:style-name="P4">Database Affect : </text:p>
      <text:p text:style-name="P3">dotnet ef database update --project ../HelpDesk.Data --startup-project 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5-11-04T11:12:29.871000000</dc:date>
    <meta:editing-duration>PT1M14S</meta:editing-duration>
    <meta:editing-cycles>1</meta:editing-cycles>
    <meta:document-statistic meta:table-count="0" meta:image-count="0" meta:object-count="0" meta:page-count="1" meta:paragraph-count="5" meta:word-count="33" meta:character-count="231" meta:non-whitespace-character-count="203"/>
  </office:meta>
</office:document-meta>
</file>